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2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35" table:formula="of:=[.B3]+[.C3]" office:value-type="float" office:value="3" calcext:value-type="float">
            <text:p>3</text:p>
          </table:table-cell>
          <table:table-cell table:style-name="ce42" table:formula="of:=[.D3]/[.$D$12]" office:value-type="percentage" office:value="0.0099009900990099" calcext:value-type="percentage">
            <text:p>1,0%</text:p>
          </table:table-cell>
          <table:table-cell table:style-name="ce46" table:formula="of:=[.E3]" office:value-type="percentage" office:value="0.0099009900990099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3" calcext:value-type="float">
            <text:p>23</text:p>
          </table:table-cell>
          <table:table-cell table:style-name="ce29" office:value-type="float" office:value="17" calcext:value-type="float">
            <text:p>17</text:p>
          </table:table-cell>
          <table:table-cell table:style-name="ce35" table:formula="of:=[.B4]+[.C4]" office:value-type="float" office:value="40" calcext:value-type="float">
            <text:p>40</text:p>
          </table:table-cell>
          <table:table-cell table:style-name="ce42" table:formula="of:=[.D4]/[.$D$12]" office:value-type="percentage" office:value="0.132013201320132" calcext:value-type="percentage">
            <text:p>13,2%</text:p>
          </table:table-cell>
          <table:table-cell table:style-name="ce47" table:formula="of:=[.F3]+[.E4]" office:value-type="percentage" office:value="0.141914191419142" calcext:value-type="percentage">
            <text:p>1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5]+[.C5]" office:value-type="float" office:value="38" calcext:value-type="float">
            <text:p>38</text:p>
          </table:table-cell>
          <table:table-cell table:style-name="ce42" table:formula="of:=[.D5]/[.$D$12]" office:value-type="percentage" office:value="0.125412541254125" calcext:value-type="percentage">
            <text:p>12,5%</text:p>
          </table:table-cell>
          <table:table-cell table:style-name="ce46" table:formula="of:=[.F4]+[.E5]" office:value-type="percentage" office:value="0.267326732673267" calcext:value-type="percentage">
            <text:p>2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6]+[.C6]" office:value-type="float" office:value="34" calcext:value-type="float">
            <text:p>34</text:p>
          </table:table-cell>
          <table:table-cell table:style-name="ce42" table:formula="of:=[.D6]/[.$D$12]" office:value-type="percentage" office:value="0.112211221122112" calcext:value-type="percentage">
            <text:p>11,2%</text:p>
          </table:table-cell>
          <table:table-cell table:style-name="ce48" table:formula="of:=[.F5]+[.E6]" office:value-type="percentage" office:value="0.37953795379538" calcext:value-type="percentage">
            <text:p>3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7]+[.C7]" office:value-type="float" office:value="36" calcext:value-type="float">
            <text:p>36</text:p>
          </table:table-cell>
          <table:table-cell table:style-name="ce42" table:formula="of:=[.D7]/[.$D$12]" office:value-type="percentage" office:value="0.118811881188119" calcext:value-type="percentage">
            <text:p>11,9%</text:p>
          </table:table-cell>
          <table:table-cell table:style-name="ce48" table:formula="of:=[.F6]+[.E7]" office:value-type="percentage" office:value="0.498349834983498" calcext:value-type="percentage">
            <text:p>5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8]+[.C8]" office:value-type="float" office:value="42" calcext:value-type="float">
            <text:p>42</text:p>
          </table:table-cell>
          <table:table-cell table:style-name="ce42" table:formula="of:=[.D8]/[.$D$12]" office:value-type="percentage" office:value="0.138613861386139" calcext:value-type="percentage">
            <text:p>13,9%</text:p>
          </table:table-cell>
          <table:table-cell table:style-name="ce46" table:formula="of:=[.F7]+[.E8]" office:value-type="percentage" office:value="0.636963696369637" calcext:value-type="percentage">
            <text:p>6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21" calcext:value-type="float">
            <text:p>21</text:p>
          </table:table-cell>
          <table:table-cell table:style-name="ce35" table:formula="of:=[.B9]+[.C9]" office:value-type="float" office:value="45" calcext:value-type="float">
            <text:p>45</text:p>
          </table:table-cell>
          <table:table-cell table:style-name="ce42" table:formula="of:=[.D9]/[.$D$12]" office:value-type="percentage" office:value="0.148514851485149" calcext:value-type="percentage">
            <text:p>14,9%</text:p>
          </table:table-cell>
          <table:table-cell table:style-name="ce46" table:formula="of:=[.F8]+[.E9]" office:value-type="percentage" office:value="0.785478547854786" calcext:value-type="percentage">
            <text:p>7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35" table:formula="of:=[.B10]+[.C10]" office:value-type="float" office:value="30" calcext:value-type="float">
            <text:p>30</text:p>
          </table:table-cell>
          <table:table-cell table:style-name="ce42" table:formula="of:=[.D10]/[.$D$12]" office:value-type="percentage" office:value="0.099009900990099" calcext:value-type="percentage">
            <text:p>9,9%</text:p>
          </table:table-cell>
          <table:table-cell table:style-name="ce46" table:formula="of:=[.F9]+[.E10]" office:value-type="percentage" office:value="0.884488448844884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[.B11]+[.C11]" office:value-type="float" office:value="35" calcext:value-type="float">
            <text:p>35</text:p>
          </table:table-cell>
          <table:table-cell table:style-name="ce43" table:formula="of:=[.D11]/[.$D$12]" office:value-type="percentage" office:value="0.115511551155116" calcext:value-type="percentage">
            <text:p>11,6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47" calcext:value-type="float">
            <text:p>147</text:p>
          </table:table-cell>
          <table:table-cell table:style-name="ce20" table:formula="of:=SUM([.C3:.C11])" office:value-type="float" office:value="156" calcext:value-type="float">
            <text:p>156</text:p>
          </table:table-cell>
          <table:table-cell table:style-name="ce36" table:formula="of:=SUM([.D3:.D11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85148514851485" calcext:value-type="percentage">
            <text:p>49 %</text:p>
          </table:table-cell>
          <table:table-cell table:style-name="ce21" table:formula="of:=[.C12]/[.D12]" office:value-type="percentage" office:value="0.514851485148515" calcext:value-type="percentage">
            <text:p>51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0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7" calcext:value-type="float">
            <text:p>227</text:p>
          </table:table-cell>
          <table:table-cell table:style-name="ce38" office:value-type="float" office:value="7" calcext:value-type="float">
            <text:p>7</text:p>
          </table:table-cell>
          <table:table-cell table:style-name="ce23" table:formula="of:=SUM([.A18:.D18])" office:value-type="float" office:value="305" calcext:value-type="float">
            <text:p>305</text:p>
          </table:table-cell>
          <table:table-cell/>
          <table:table-cell table:style-name="ce59" office:value-type="percentage" office:value="0.039" calcext:value-type="percentage" table:number-columns-spanned="3" table:number-rows-spanned="1">
            <text:p>3,9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21311475409836" calcext:value-type="percentage">
            <text:p>12,1%</text:p>
          </table:table-cell>
          <table:table-cell table:style-name="ce9" table:formula="of:=[.B18]/[.$E$18]" office:value-type="percentage" office:value="0.111475409836066" calcext:value-type="percentage">
            <text:p>11,1%</text:p>
          </table:table-cell>
          <table:table-cell table:style-name="ce9" table:formula="of:=[.C18]/[.$E$18]" office:value-type="percentage" office:value="0.744262295081967" calcext:value-type="percentage">
            <text:p>74,4%</text:p>
          </table:table-cell>
          <table:table-cell table:style-name="ce9" table:formula="of:=[.D18]/[.$E$18]" office:value-type="percentage" office:value="0.0229508196721311" calcext:value-type="percentage">
            <text:p>2,3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en 2 casos confirmado no ha sido posible identificar la existencia o no de sintomatología</text:p>
          </table:table-cell>
          <table:table-cell table:number-columns-repeated="5"/>
          <table:table-cell table:style-name="ce60" office:value-type="float" office:value="10.6" calcext:value-type="float" table:number-columns-spanned="3" table:number-rows-spanned="1">
            <text:p>10,6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37" calcext:value-type="float">
            <text:p>137</text:p>
          </table:table-cell>
          <table:table-cell table:style-name="ce30" table:formula="of:=[.B22]/[.E18]" office:value-type="percentage" office:value="0.449180327868853" calcext:value-type="percentage">
            <text:p>45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66" calcext:value-type="float">
            <text:p>166</text:p>
          </table:table-cell>
          <table:table-cell table:style-name="ce31" table:formula="of:=[.B23]/[.E18]" office:value-type="percentage" office:value="0.544262295081967" calcext:value-type="percentage">
            <text:p>54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9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45" calcext:value-type="float">
            <text:p>45</text:p>
          </table:table-cell>
          <table:table-cell table:style-name="ce32" table:formula="of:=[.B28]/[.$B$93]" office:value-type="percentage" office:value="0.147540983606557" calcext:value-type="percentage">
            <text:p>14,75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26" calcext:value-type="float">
            <text:p>26</text:p>
          </table:table-cell>
          <table:table-cell table:style-name="ce71" table:formula="of:=[.G28]/[.G$37]" office:value-type="percentage" office:value="0.0852459016393443" calcext:value-type="percentage">
            <text:p>8,52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4" office:value-type="float" office:value="23" calcext:value-type="float">
            <text:p>23</text:p>
          </table:table-cell>
          <table:table-cell table:style-name="ce32" table:formula="of:=[.B29]/[.$B$93]" office:value-type="percentage" office:value="0.0754098360655738" calcext:value-type="percentage">
            <text:p>7,54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7" calcext:value-type="float">
            <text:p>7</text:p>
          </table:table-cell>
          <table:table-cell table:style-name="ce72" table:formula="of:=[.G29]/[.G$37]" office:value-type="percentage" office:value="0.0229508196721311" calcext:value-type="percentage">
            <text:p>2,30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0]/[.$B$93]" office:value-type="percentage" office:value="0.0491803278688525" calcext:value-type="percentage">
            <text:p>4,92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6" calcext:value-type="float">
            <text:p>6</text:p>
          </table:table-cell>
          <table:table-cell table:style-name="ce73" table:formula="of:=[.G30]/[.G$37]" office:value-type="percentage" office:value="0.019672131147541" calcext:value-type="percentage">
            <text:p>1,97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31]/[.$B$93]" office:value-type="percentage" office:value="0.0491803278688525" calcext:value-type="percentage">
            <text:p>4,92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29" calcext:value-type="float">
            <text:p>29</text:p>
          </table:table-cell>
          <table:table-cell table:style-name="ce72" table:formula="of:=[.G31]/[.G$37]" office:value-type="percentage" office:value="0.0950819672131147" calcext:value-type="percentage">
            <text:p>9,51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2]/[.$B$93]" office:value-type="percentage" office:value="0.0426229508196721" calcext:value-type="percentage">
            <text:p>4,26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8" calcext:value-type="float">
            <text:p>8</text:p>
          </table:table-cell>
          <table:table-cell table:style-name="ce73" table:formula="of:=[.G32]/[.G$37]" office:value-type="percentage" office:value="0.0262295081967213" calcext:value-type="percentage">
            <text:p>2,62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Alfajarín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3]/[.$B$93]" office:value-type="percentage" office:value="0.0360655737704918" calcext:value-type="percentage">
            <text:p>3,61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3" office:value-type="float" office:value="37" calcext:value-type="float">
            <text:p>37</text:p>
          </table:table-cell>
          <table:table-cell table:style-name="ce74" table:formula="of:=[.G33]/[.G$37]" office:value-type="percentage" office:value="0.121311475409836" calcext:value-type="percentage">
            <text:p>12,13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4]/[.$B$93]" office:value-type="percentage" office:value="0.0295081967213115" calcext:value-type="percentage">
            <text:p>2,95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38" calcext:value-type="float">
            <text:p>38</text:p>
          </table:table-cell>
          <table:table-cell table:style-name="ce75" table:formula="of:=[.G34]/[.G$37]" office:value-type="percentage" office:value="0.124590163934426" calcext:value-type="percentage">
            <text:p>12,46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5]/[.$B$93]" office:value-type="percentage" office:value="0.0295081967213115" calcext:value-type="percentage">
            <text:p>2,95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140" calcext:value-type="float">
            <text:p>140</text:p>
          </table:table-cell>
          <table:table-cell table:style-name="ce76" table:formula="of:=[.G35]/[.G$37]" office:value-type="percentage" office:value="0.459016393442623" calcext:value-type="percentage">
            <text:p>45,90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6]/[.$B$93]" office:value-type="percentage" office:value="0.0229508196721311" calcext:value-type="percentage">
            <text:p>2,30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14" calcext:value-type="float">
            <text:p>14</text:p>
          </table:table-cell>
          <table:table-cell table:style-name="ce73" table:formula="of:=[.G36]/[.G$37]" office:value-type="percentage" office:value="0.0459016393442623" calcext:value-type="percentage">
            <text:p>4,59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Cantaviej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7]/[.$B$93]" office:value-type="percentage" office:value="0.0229508196721311" calcext:value-type="percentage">
            <text:p>2,30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305" calcext:value-type="float">
            <text:p>305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8]/[.$B$93]" office:value-type="percentage" office:value="0.0229508196721311" calcext:value-type="percentage">
            <text:p>2,30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9]/[.$B$93]" office:value-type="percentage" office:value="0.0229508196721311" calcext:value-type="percentage">
            <text:p>2,30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0]/[.$B$93]" office:value-type="percentage" office:value="0.019672131147541" calcext:value-type="percentage">
            <text:p>1,97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1]/[.$B$93]" office:value-type="percentage" office:value="0.0163934426229508" calcext:value-type="percentage">
            <text:p>1,64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2]/[.$B$93]" office:value-type="percentage" office:value="0.0163934426229508" calcext:value-type="percentage">
            <text:p>1,64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3]/[.$B$93]" office:value-type="percentage" office:value="0.0163934426229508" calcext:value-type="percentage">
            <text:p>1,64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é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4]/[.$B$93]" office:value-type="percentage" office:value="0.0131147540983607" calcext:value-type="percentage">
            <text:p>1,31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5]/[.$B$93]" office:value-type="percentage" office:value="0.0131147540983607" calcext:value-type="percentage">
            <text:p>1,31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6]/[.$B$93]" office:value-type="percentage" office:value="0.0131147540983607" calcext:value-type="percentage">
            <text:p>1,31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7]/[.$B$93]" office:value-type="percentage" office:value="0.0131147540983607" calcext:value-type="percentage">
            <text:p>1,31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8]/[.$B$93]" office:value-type="percentage" office:value="0.0131147540983607" calcext:value-type="percentage">
            <text:p>1,31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9]/[.$B$93]" office:value-type="percentage" office:value="0.0131147540983607" calcext:value-type="percentage">
            <text:p>1,31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0]/[.$B$93]" office:value-type="percentage" office:value="0.0131147540983607" calcext:value-type="percentage">
            <text:p>1,31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93]" office:value-type="percentage" office:value="0.0131147540983607" calcext:value-type="percentage">
            <text:p>1,31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93]" office:value-type="percentage" office:value="0.0131147540983607" calcext:value-type="percentage">
            <text:p>1,31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3]/[.$B$93]" office:value-type="percentage" office:value="0.0131147540983607" calcext:value-type="percentage">
            <text:p>1,31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4]/[.$B$93]" office:value-type="percentage" office:value="0.00983606557377049" calcext:value-type="percentage">
            <text:p>0,98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93]" office:value-type="percentage" office:value="0.00983606557377049" calcext:value-type="percentage">
            <text:p>0,98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6]/[.$B$93]" office:value-type="percentage" office:value="0.00983606557377049" calcext:value-type="percentage">
            <text:p>0,98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7]/[.$B$93]" office:value-type="percentage" office:value="0.00983606557377049" calcext:value-type="percentage">
            <text:p>0,98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8]/[.$B$93]" office:value-type="percentage" office:value="0.00983606557377049" calcext:value-type="percentage">
            <text:p>0,98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9]/[.$B$93]" office:value-type="percentage" office:value="0.00983606557377049" calcext:value-type="percentage">
            <text:p>0,98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0]/[.$B$93]" office:value-type="percentage" office:value="0.00655737704918033" calcext:value-type="percentage">
            <text:p>0,66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1]/[.$B$93]" office:value-type="percentage" office:value="0.00655737704918033" calcext:value-type="percentage">
            <text:p>0,66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2]/[.$B$93]" office:value-type="percentage" office:value="0.00655737704918033" calcext:value-type="percentage">
            <text:p>0,66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3]/[.$B$93]" office:value-type="percentage" office:value="0.00655737704918033" calcext:value-type="percentage">
            <text:p>0,66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4]/[.$B$93]" office:value-type="percentage" office:value="0.00655737704918033" calcext:value-type="percentage">
            <text:p>0,66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93]" office:value-type="percentage" office:value="0.00655737704918033" calcext:value-type="percentage">
            <text:p>0,66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93]" office:value-type="percentage" office:value="0.00655737704918033" calcext:value-type="percentage">
            <text:p>0,66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7]/[.$B$93]" office:value-type="percentage" office:value="0.00655737704918033" calcext:value-type="percentage">
            <text:p>0,66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93]" office:value-type="percentage" office:value="0.00655737704918033" calcext:value-type="percentage">
            <text:p>0,66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93]" office:value-type="percentage" office:value="0.00655737704918033" calcext:value-type="percentage">
            <text:p>0,66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3]" office:value-type="percentage" office:value="0.00655737704918033" calcext:value-type="percentage">
            <text:p>0,66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3]" office:value-type="percentage" office:value="0.00655737704918033" calcext:value-type="percentage">
            <text:p>0,66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2]/[.$B$93]" office:value-type="percentage" office:value="0.00327868852459016" calcext:value-type="percentage">
            <text:p>0,3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3]/[.$B$93]" office:value-type="percentage" office:value="0.00327868852459016" calcext:value-type="percentage">
            <text:p>0,3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hama De Arago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4]/[.$B$93]" office:value-type="percentage" office:value="0.00327868852459016" calcext:value-type="percentage">
            <text:p>0,3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5]/[.$B$93]" office:value-type="percentage" office:value="0.00327868852459016" calcext:value-type="percentage">
            <text:p>0,3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93]" office:value-type="percentage" office:value="0.00327868852459016" calcext:value-type="percentage">
            <text:p>0,3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águ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93]" office:value-type="percentage" office:value="0.00327868852459016" calcext:value-type="percentage">
            <text:p>0,33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3]" office:value-type="percentage" office:value="0.00327868852459016" calcext:value-type="percentage">
            <text:p>0,33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3]" office:value-type="percentage" office:value="0.00327868852459016" calcext:value-type="percentage">
            <text:p>0,33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3]" office:value-type="percentage" office:value="0.00327868852459016" calcext:value-type="percentage">
            <text:p>0,33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3]" office:value-type="percentage" office:value="0.00327868852459016" calcext:value-type="percentage">
            <text:p>0,33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3]" office:value-type="percentage" office:value="0.00327868852459016" calcext:value-type="percentage">
            <text:p>0,33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3]" office:value-type="percentage" office:value="0.00327868852459016" calcext:value-type="percentage">
            <text:p>0,33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3]" office:value-type="percentage" office:value="0.00327868852459016" calcext:value-type="percentage">
            <text:p>0,33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3]" office:value-type="percentage" office:value="0.00327868852459016" calcext:value-type="percentage">
            <text:p>0,33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3]" office:value-type="percentage" office:value="0.00327868852459016" calcext:value-type="percentage">
            <text:p>0,33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3]" office:value-type="percentage" office:value="0.00327868852459016" calcext:value-type="percentage">
            <text:p>0,33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3]" office:value-type="percentage" office:value="0.00327868852459016" calcext:value-type="percentage">
            <text:p>0,33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3]" office:value-type="percentage" office:value="0.00327868852459016" calcext:value-type="percentage">
            <text:p>0,33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3]" office:value-type="percentage" office:value="0.00327868852459016" calcext:value-type="percentage">
            <text:p>0,33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3]" office:value-type="percentage" office:value="0.00327868852459016" calcext:value-type="percentage">
            <text:p>0,33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4" calcext:value-type="float">
            <text:p>14</text:p>
          </table:table-cell>
          <table:table-cell table:style-name="ce33" table:formula="of:=[.B92]/[.$B$93]" office:value-type="percentage" office:value="0.0459016393442623" calcext:value-type="percentage">
            <text:p>4,59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2])" office:value-type="float" office:value="305" calcext:value-type="float">
            <text:p>305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82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6'.$A$1" table:cell-range-address="$'20200926'.$A$27:.$D$81"/>
        </table:named-expressions>
      </table:table>
      <table:named-expressions/>
      <table:database-ranges>
        <table:database-range table:name="__Anonymous_Sheet_DB__0" table:target-range-address="'20200926'.A27:'20200926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6" style:display-name="PageStyle_2020092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7T13:15:15</dc:date>
    <meta:generator>LibreOffice/6.0.7.3$Linux_X86_64 LibreOffice_project/00m0$Build-3</meta:generator>
    <meta:document-statistic meta:table-count="1" meta:cell-count="39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